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0E30000007CBF2D5E1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05cm" svg:height="3.28cm" svg:x="1cm" svg:y="1cm">
          <draw:image xlink:href="Pictures/10000000000000E30000007CBF2D5E1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19:27</dc:date>
    <meta:generator>NeoOffice/3.4.1$Unix OpenOffice.org_project/Patch 14</meta:generator>
    <meta:editing-duration>PT00H00M44S</meta:editing-duration>
    <meta:editing-cycles>2</meta:editing-cycles>
    <meta:document-statistic meta:object-count="1"/>
  </office:meta>
</office:document-meta>
</file>